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left="-0.005cm" fo:margin-right="0cm" fo:margin-top="0cm" fo:margin-bottom="0.423cm" fo:line-height="150%" fo:text-indent="0cm" style:auto-text-indent="false"/>
      <style:text-properties fo:language="it" fo:country="IT" style:language-asian="it" style:country-asian="IT"/>
    </style:style>
    <style:style style:name="P2" style:family="paragraph" style:parent-style-name="Standard" style:list-style-name="WW8Num1">
      <style:paragraph-properties fo:margin-left="-0.005cm" fo:margin-right="0cm" fo:margin-top="0cm" fo:margin-bottom="0.423cm" fo:line-height="150%" fo:text-indent="0cm" style:auto-text-indent="false"/>
      <style:text-properties fo:language="it" fo:country="IT" style:language-asian="it" style:country-asian="IT"/>
    </style:style>
    <style:style style:name="P3" style:family="paragraph" style:parent-style-name="Standard" style:list-style-name="WW8Num1">
      <style:paragraph-properties fo:margin-left="-0.005cm" fo:margin-right="0cm" fo:margin-top="0cm" fo:margin-bottom="0.423cm" fo:line-height="150%" fo:text-indent="0cm" style:auto-text-indent="false"/>
    </style:style>
    <style:style style:name="T1" style:family="text">
      <style:text-properties fo:language="it" fo:country="IT" style:language-asian="it" style:country-asian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Nel foglio "Sport" utilizzare una funzione della categoria "Matematiche" per calcolare il totale delle femmine che non praticano sport. Inserire il risultato nella cella K30.</text:p>
        </text:list-item>
        <text:list-item>
          <text:p text:style-name="P2">Applicare una formattazione condizionale alle celle comprese tra B6:B29 in modo da avere con uno sfondo giallo i valori minori o uguali a 300 e in grassetto quelli maggiori di 1000.</text:p>
        </text:list-item>
        <text:list-item>
          <text:p text:style-name="P2">Ordinare la tabella in modo crescente in base a quanti praticano attivitò fisica in modo continuativo.</text:p>
        </text:list-item>
        <text:list-item>
          <text:p text:style-name="P2">Nel foglio "Giudici" utilizzare una funzione di ricerca per completare la tabella A2:E29 con le razze dei rispettivi gruppi (tabella G2:H12).</text:p>
        </text:list-item>
        <text:list-item>
          <text:p text:style-name="P2">Utilizzando una tabella what-if completa la tabella B6:H16 nel foglio "Tabella Dati"; quello che mi interessa calcolare è il totale da pagare dato dal numero di pezzi importati moltiplicato per 192 e quindi per il valore della tassa.</text:p>
        </text:list-item>
        <text:list-item>
          <text:p text:style-name="P2">Nel foglio "Sport" utilizzare un filtro avanzato per visualizzare solo i dati relativi ai maschi il cui valore nella colonna "Praticano sport in modo saltuario" è compreso tra 100 e 200.</text:p>
        </text:list-item>
        <text:list-item>
          <text:p text:style-name="P2">Nel foglio Dic.05 utilizzare una funziona database per contare le presenze di Esposito e di Ferrari.</text:p>
        </text:list-item>
        <text:list-item>
          <text:p text:style-name="P2">Ordinare la tabella Dic.05 in base all'ora di entrata in modo crescente. Aggiungere il conteggio dei dipendenti ad ogni cambiamento dell'ora di entrata.</text:p>
        </text:list-item>
        <text:list-item>
          <text:p text:style-name="P2">Nel foglio Grafico copiare la ClipArt sulla serie "Bianchi". L'asse principale deve avere come valore minimo 0,33. Annullare la distanza tra le barre del grafico.</text:p>
        </text:list-item>
        <text:list-item>
          <text:p text:style-name="P2">Assegnare il font Times New Roman ai nomi di serie e categorie vicino agli assi. Mettere in grassetto le voci della legenda.</text:p>
        </text:list-item>
        <text:list-item>
          <text:p text:style-name="P2">C'è un fogli nascosto: scoprire il foglio "Riepilogo". Nella prima casella disponibile descrivere sinteticamente la procedura utilizzata.</text:p>
        </text:list-item>
        <text:list-item>
          <text:p text:style-name="P2">Utilizzare Copia/incolla speciale per inserire nelle celle A1:B11 del foglio "Copia gruppi" un collegamento alle celle G2:H12 del foglio "Giudici".</text:p>
        </text:list-item>
        <text:list-item>
          <text:p text:style-name="P2">A partire dalla cella A31 del foglio "Nov.05" inserire una Tabella PIVOT dei dati presenti nell'intervallo A1:E29 con il seguente layout: Entrata in colonna, Uscita in riga, Conteggio di Dipendenti in dati.</text:p>
        </text:list-item>
        <text:list-item>
          <text:p text:style-name="P2">Raggruppare i dati nella tabella PIVOT per visualizzare solo le ore di uscita (e non i minuti).</text:p>
        </text:list-item>
        <text:list-item>
          <text:p text:style-name="P2">Applicare alla tabella PIVOT la formattazione automatica Rapporto 1.</text:p>
        </text:list-item>
        <text:list-item>
          <text:p text:style-name="P2">Proteggi il foglio "Reparti" in modo che le uniche celle NON modificabili siano: B5:C7; <text:s/>E5:F7; H5:I7. Utilizza la password "modifica".</text:p>
        </text:list-item>
        <text:list-item>
          <text:p text:style-name="P2">Utilizzando Copia/Incolla speciale copia le celle A18:H29 del foglio "Sport" in un nuovo file di Word, che chiamerai SportF, in modo da mantenere il collegamente con il file originale.</text:p>
        </text:list-item>
        <text:list-item>
          <text:p text:style-name="P2">Nel foglio "Cantine" crea due scenari per le celle comprese tra C6 e C9. Il primo scenario si chiama "attuale" e riporta i valori attuali. Il secondo scenario si chiama "peggiore" e riporta i seguenti valori: 9000, 8000, 1000, 3000.</text:p>
        </text:list-item>
        <text:list-item>
          <text:p text:style-name="P2">Disattiva la visualizzazione delle formule nel foglio "Reparti".</text:p>
        </text:list-item>
        <text:list-item>
          <text:p text:style-name="P2">Registra nel file una Macro che cambi in orizzontale l'impostazione del foglio e porti a 3 cm i margini sinistro e destro.</text:p>
        </text:list-item>
        <text:list-item>
          <text:p text:style-name="P2">Dare alla cella H14 del foglio "Cantine" il nome Minimo.</text:p>
        </text:list-item>
        <text:list-item>
          <text:p text:style-name="P3"><text:span text:style-name="T1">Nel foglio "Cantine" crea un formato numerico personalizzato in modo da visualizzare il testo "€/l" a destra dei valori delle celle E6:E9.</text:span></text:p>
        </text:list-item>
        <text:list-item>
          <text:p text:style-name="P2">Nella cella B12 del foglio "Cantine" inserire il seguente commento: "Sono le percentuali sul totale per stato." Eliminare il commento dalla cella A1.</text:p>
        </text:list-item>
        <text:list-item>
          <text:p text:style-name="P3"><text:span text:style-name="T1">Nel foglio "Cantine" inserire nella cella J6 una funzione che scriva "MALE!" se il valore della cella I6 è uguale al Minimo, "OK" altrimenti. Trascinare la funzione sulle celle sottostant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text-align="center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pm1">
      <style:header>
        <text:h text:style-name="P1" text:outline-level="1">ESERCIZIO (riepilogo)</text:h>
      </style:header>
      <style:footer>
        <text:p text:style-name="P2"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1</dc:title>
    <meta:initial-creator>Marco</meta:initial-creator>
    <meta:creation-date>2006-07-13T16:26:00</meta:creation-date>
    <dc:creator>Marco</dc:creator>
    <dc:date>2006-07-13T16:27:00</dc: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6" meta:word-count="569" meta:character-count="3511"/>
  </office:meta>
</office:document-meta>
</file>